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paragraph-rsid="001fac9d"/>
    </style:style>
    <style:style style:name="P2" style:family="paragraph" style:parent-style-name="Heading_20_1">
      <style:text-properties officeooo:paragraph-rsid="0024acb2"/>
    </style:style>
    <style:style style:name="P3" style:family="paragraph" style:parent-style-name="Heading_20_1">
      <style:text-properties style:font-name="Arial" fo:font-size="12pt" fo:font-weight="normal" officeooo:paragraph-rsid="001fac9d" style:font-size-asian="12pt" style:font-weight-asian="normal" style:font-size-complex="12pt" style:font-weight-complex="normal"/>
    </style:style>
    <style:style style:name="P4" style:family="paragraph" style:parent-style-name="Standard">
      <style:text-properties style:font-name="Arial"/>
    </style:style>
    <style:style style:name="P5" style:family="paragraph" style:parent-style-name="Text_20_body" style:list-style-name="L1"/>
    <style:style style:name="P6" style:family="paragraph" style:parent-style-name="Text_20_body">
      <style:text-properties officeooo:paragraph-rsid="0024acb2"/>
    </style:style>
    <style:style style:name="P7" style:family="paragraph" style:parent-style-name="Text_20_body" style:list-style-name="L3"/>
    <style:style style:name="P8" style:family="paragraph" style:parent-style-name="Text_20_body">
      <style:text-properties style:font-name="Arial"/>
    </style:style>
    <style:style style:name="P9" style:family="paragraph" style:parent-style-name="Text_20_body">
      <style:text-properties style:font-name="Arial" officeooo:paragraph-rsid="001fac9d"/>
    </style:style>
    <style:style style:name="P10" style:family="paragraph" style:parent-style-name="Text_20_body" style:list-style-name="L2">
      <style:text-properties style:font-name="Arial"/>
    </style:style>
    <style:style style:name="P11" style:family="paragraph" style:parent-style-name="Text_20_body" style:list-style-name="L1">
      <style:paragraph-properties fo:margin-top="0cm" fo:margin-bottom="0cm" loext:contextual-spacing="false"/>
    </style:style>
    <style:style style:name="P12" style:family="paragraph" style:parent-style-name="Text_20_body" style:list-style-name="L2">
      <style:paragraph-properties fo:margin-top="0cm" fo:margin-bottom="0cm" loext:contextual-spacing="false"/>
    </style:style>
    <style:style style:name="P13" style:family="paragraph" style:parent-style-name="Text_20_body" style:list-style-name="L3">
      <style:paragraph-properties fo:margin-top="0cm" fo:margin-bottom="0cm" loext:contextual-spacing="false"/>
    </style:style>
    <style:style style:name="P14" style:family="paragraph" style:parent-style-name="Text_20_body" style:list-style-name="L3">
      <style:paragraph-properties fo:margin-top="0cm" fo:margin-bottom="0cm" loext:contextual-spacing="false"/>
      <style:text-properties style:font-name="Arial"/>
    </style:style>
    <style:style style:name="P15" style:family="paragraph" style:parent-style-name="Text_20_body" style:list-style-name="L1">
      <style:paragraph-properties fo:break-before="page"/>
      <style:text-properties style:font-name="Arial"/>
    </style:style>
    <style:style style:name="T1" style:family="text">
      <style:text-properties fo:font-size="14pt" style:font-size-asian="14pt" style:font-size-complex="14pt"/>
    </style:style>
    <style:style style:name="T2" style:family="text">
      <style:text-properties fo:font-size="14pt" officeooo:rsid="001fac9d" style:font-size-asian="14pt" style:font-size-complex="14pt"/>
    </style:style>
    <style:style style:name="T3" style:family="text">
      <style:text-properties fo:font-size="14pt" officeooo:rsid="0024acb2" style:font-size-asian="14pt" style:font-size-complex="14pt"/>
    </style:style>
    <style:style style:name="T4" style:family="text">
      <style:text-properties fo:font-size="14pt" fo:font-weight="bold" officeooo:rsid="001fac9d" style:font-size-asian="14pt" style:font-weight-asian="bold" style:font-size-complex="14pt" style:font-weight-complex="bold"/>
    </style:style>
    <style:style style:name="T5" style:family="text">
      <style:text-properties fo:font-size="14pt" fo:font-weight="bold" officeooo:rsid="0024acb2" style:font-size-asian="14pt" style:font-weight-asian="bold" style:font-size-complex="14pt" style:font-weight-complex="bold"/>
    </style:style>
    <style:style style:name="T6" style:family="text">
      <style:text-properties fo:font-size="12pt" officeooo:rsid="0024acb2" style:font-size-asian="12pt" style:font-size-complex="12pt"/>
    </style:style>
    <style:style style:name="T7" style:family="text">
      <style:text-properties style:font-name="Arial"/>
    </style:style>
    <style:style style:name="T8" style:family="text">
      <style:text-properties style:font-name="Arial" fo:font-size="14pt" style:font-size-asian="14pt" style:font-size-complex="14pt"/>
    </style:style>
    <style:style style:name="T9" style:family="text">
      <style:text-properties style:font-name="Arial" fo:font-size="14pt" officeooo:rsid="001fac9d" style:font-size-asian="14pt" style:font-size-complex="14pt"/>
    </style:style>
    <style:style style:name="T10" style:family="text">
      <style:text-properties style:font-name="Arial" fo:font-size="14pt" officeooo:rsid="0024acb2" style:font-size-asian="14pt" style:font-size-complex="14pt"/>
    </style:style>
    <style:style style:name="T11" style:family="text">
      <style:text-properties style:font-name="Arial" fo:font-size="14pt" fo:font-weight="bold" officeooo:rsid="001fac9d" style:font-size-asian="14pt" style:font-weight-asian="bold" style:font-size-complex="14pt" style:font-weight-complex="bold"/>
    </style:style>
    <style:style style:name="T12" style:family="text">
      <style:text-properties style:font-name="Arial" fo:font-size="14pt" fo:font-weight="bold" officeooo:rsid="0024acb2" style:font-size-asian="14pt" style:font-weight-asian="bold" style:font-size-complex="14pt" style:font-weight-complex="bold"/>
    </style:style>
    <style:style style:name="T13" style:family="text">
      <style:text-properties style:font-name="Arial" fo:font-size="12pt" officeooo:rsid="0024acb2" style:font-size-asian="12pt" style:font-size-complex="12pt"/>
    </style:style>
    <style:style style:name="T14" style:family="text">
      <style:text-properties style:font-name="Arial" fo:font-weight="bold" officeooo:rsid="0024acb2" style:font-weight-asian="bold" style:font-weight-complex="bold"/>
    </style:style>
    <style:style style:name="T15" style:family="text">
      <style:text-properties style:font-name="Arial" officeooo:rsid="0024acb2"/>
    </style:style>
    <style:style style:name="T16" style:family="text">
      <style:text-properties officeooo:rsid="0024acb2"/>
    </style:style>
    <style:style style:name="T17" style:family="text">
      <style:text-properties fo:font-weight="bold" officeooo:rsid="0024acb2" style:font-weight-asian="bold" style:font-weight-complex="bold"/>
    </style:style>
    <style:style style:name="T18" style:family="text">
      <style:text-properties style:font-name="Arial"/>
    </style:style>
    <style:style style:name="T19" style:family="text">
      <style:text-properties style:font-name="Arial" fo:font-size="14pt" style:font-size-asian="14pt" style:font-size-complex="14pt"/>
    </style:style>
    <style:style style:name="T20" style:family="text">
      <style:text-properties style:font-name="Arial" fo:font-size="14pt" officeooo:rsid="001fac9d" style:font-size-asian="14pt" style:font-size-complex="14pt"/>
    </style:style>
    <style:style style:name="T21" style:family="text">
      <style:text-properties style:font-name="Arial" fo:font-size="14pt" fo:font-weight="bold" officeooo:rsid="001fac9d" style:font-size-asian="14pt" style:font-weight-asian="bold" style:font-size-complex="14pt" style:font-weight-complex="bold"/>
    </style:style>
    <style:style style:name="T22" style:family="text">
      <style:text-properties style:font-name="Arial" fo:font-size="14pt" fo:font-weight="bold" officeooo:rsid="0024acb2" style:font-size-asian="14pt" style:font-weight-asian="bold" style:font-size-complex="14pt" style:font-weight-complex="bold"/>
    </style:style>
    <style:style style:name="T23" style:family="text">
      <style:text-properties style:font-name="Arial" fo:font-size="12pt" officeooo:rsid="0024acb2" style:font-size-asian="12pt" style:font-size-complex="12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8">Dokumentation für das Django-Projekt: Bibliotheksverwaltung</text:span></text:span></text:p>
      <text:h text:style-name="Heading_20_1" text:outline-level="1"><text:span text:style-name="Strong_20_Emphasis"><text:span text:style-name="T9">1. </text:span></text:span><text:span text:style-name="Strong_20_Emphasis"><text:span text:style-name="T8">Einleitung:</text:span></text:span></text:h>
      <text:p text:style-name="P9">Das vorliegende Dokument dient als umfassende Dokumentation für das Django-Projekt zur Bibliotheksverwaltung. Das Projekt wurde entwickelt, um eine Software zur Verwaltung der Ausleihe von Büchern zu schaffen, die es Benutzern ermöglicht, eine detaillierte Übersicht über verfügbare und ausgeliehene Medien zu erhalten. Es bietet Funktionen wie Katalogisierung, Ausleih-Management, Benutzerprofile und eine grafische Oberfläche für Neuigkeiten und Filterung.</text:p>
      <text:h text:style-name="P1" text:outline-level="1"><text:span text:style-name="Strong_20_Emphasis"><text:span text:style-name="T9">2. </text:span></text:span><text:span text:style-name="Strong_20_Emphasis"><text:span text:style-name="T8">Projektumfeld und Begründung:</text:span></text:span><text:span text:style-name="T8"> </text:span></text:h>
      <text:h text:style-name="P3" text:outline-level="1">Die Idee hinter dem Projekt entstand aus dem Bedarf, eine effiziente Plattform für die Verwaltung von Bibliotheksmedien bereitzustellen. Mit dem ständig wachsenden Bedarf an digitalen Ressourcen war es wichtig, eine Software zu entwickeln, die es Benutzern ermöglicht, schnell und einfach auf Bibliotheksmedien zuzugreifen und diese auszuleihen. Die Bibliotheksverwaltung bietet eine bequeme Möglichkeit, den Bestand zu verwalten, Ausleihen zu überwachen und Benutzern ein personalisiertes Erlebnis zu bieten.</text:h>
      <text:h text:style-name="Heading_20_1" text:outline-level="1"><text:span text:style-name="Strong_20_Emphasis"><text:span text:style-name="T9">3. </text:span></text:span><text:span text:style-name="Strong_20_Emphasis"><text:span text:style-name="T8">Soll Vergleich:</text:span></text:span></text:h>
      <text:list xml:id="list3620109948" text:style-name="L1">
        <text:list-item>
          <text:p text:style-name="P11"><text:span text:style-name="Strong_20_Emphasis"><text:span text:style-name="T7">Katalog mit Suchfunktion:</text:span></text:span><text:span text:style-name="T7"> Das Django-Projekt bietet eine umfassende Katalogisierungsfunktion, die es Benutzern ermöglicht, nach Titel, Autor, Genre, Sprache und anderen Kriterien zu suchen und zu filtern.</text:span></text:p>
        </text:list-item>
        <text:list-item>
          <text:p text:style-name="P11"><text:span text:style-name="Strong_20_Emphasis"><text:span text:style-name="T7">Benutzerprofile mit Ausleih-Management:</text:span></text:span><text:span text:style-name="T7"> Benutzer können Profile erstellen, Medien ausleihen und Rückgabedaten verwalten.</text:span></text:p>
        </text:list-item>
        <text:list-item>
          <text:p text:style-name="P11"><text:span text:style-name="Strong_20_Emphasis"><text:span text:style-name="T7">Grafische Oberfläche für Neuigkeiten und Filterung:</text:span></text:span><text:span text:style-name="T7"> Die Plattform bietet eine intuitive Benutzeroberfläche, die die neuesten Hinzufügungen von Medien anzeigt und Benutzern ermöglicht, mithilfe von Filtern nach ihren Präferenzen zu suchen.</text:span></text:p>
        </text:list-item>
        <text:list-item>
          <text:p text:style-name="P11"><text:span text:style-name="Strong_20_Emphasis"><text:span text:style-name="T7">Anzeige der Cover für Medien:</text:span></text:span><text:span text:style-name="T7"> Das Projekt zeigt die Cover der Bücher/Filme/Spiele an, um eine visuelle Referenz und ein ansprechendes Benutzererlebnis zu bieten.</text:span></text:p>
        </text:list-item>
        <text:list-item>
          <text:p text:style-name="P11"><text:span text:style-name="Strong_20_Emphasis"><text:span text:style-name="T7">Reservierung von Medien:</text:span></text:span><text:span text:style-name="T7"> Benutzer können Medien vorbestellen/reservieren, falls sie aktuell nicht verfügbar sind.</text:span></text:p>
        </text:list-item>
        <text:list-item>
          <text:p text:style-name="P11"><text:span text:style-name="Strong_20_Emphasis"><text:span text:style-name="T7">Bewertungen für Medien (Nice-To-Have):</text:span></text:span><text:span text:style-name="T7"> Benutzer können Medien bewerten und möglicherweise Rezensionen hinterlassen.</text:span></text:p>
        </text:list-item>
        <text:list-item>
          <text:p text:style-name="P5"><text:span text:style-name="Strong_20_Emphasis"><text:span text:style-name="T7">Empfehlungssystem (Nice-To-Have):</text:span></text:span><text:span text:style-name="T7"> Die Software kann auf Basis von Benutzerbewertungen und Ausleihhistorie personalisierte Empfehlungen generieren.</text:span></text:p>
          <text:p text:style-name="P15"/>
        </text:list-item>
      </text:list>
      <text:h text:style-name="Heading_20_1" text:outline-level="1"><text:span text:style-name="Strong_20_Emphasis"><text:span text:style-name="T9">4. </text:span></text:span><text:span text:style-name="Strong_20_Emphasis"><text:span text:style-name="T8">Ist Vergleich </text:span></text:span></text:h>
      <text:p text:style-name="Text_20_body"><text:span text:style-name="Strong_20_Emphasis"><text:span text:style-name="T7">Programm Schnittstelle:</text:span></text:span><text:span text:style-name="T7"> Die Programmierschnittstelle (API) des Django-Projekts besteht aus einer Reihe von URLs, die verschiedene Funktionen der Bibliotheksverwaltung bereitstellen. Die wichtigsten Endpunkte umfassen:</text:span></text:p>
      <text:list xml:id="list340740322" text:style-name="L2">
        <text:list-item>
          <text:p text:style-name="P12"><text:span text:style-name="Source_20_Text"><text:span text:style-name="T7">/</text:span></text:span><text:span text:style-name="T7">: Startseite des Projekts</text:span></text:p>
        </text:list-item>
        <text:list-item>
          <text:p text:style-name="P12"><text:span text:style-name="Source_20_Text"><text:span text:style-name="T7">/lib_app/books</text:span></text:span><text:span text:style-name="T7">: Liste aller Bücher</text:span></text:p>
        </text:list-item>
        <text:list-item>
          <text:p text:style-name="P12"><text:span text:style-name="Source_20_Text"><text:span text:style-name="T7">/lib_app/book/&lt;int:book_id&gt;/</text:span></text:span><text:span text:style-name="T7">: Detailansicht eines bestimmten Buches</text:span></text:p>
        </text:list-item>
        <text:list-item>
          <text:p text:style-name="P12"><text:span text:style-name="Source_20_Text"><text:span text:style-name="T7">/lib_app/authors</text:span></text:span><text:span text:style-name="T7">: Liste aller Autoren</text:span></text:p>
        </text:list-item>
        <text:list-item>
          <text:p text:style-name="P12"><text:span text:style-name="Source_20_Text"><text:span text:style-name="T7">/lib_app/author/&lt;int:author_id&gt;/</text:span></text:span><text:span text:style-name="T7">: Detailansicht eines bestimmten Autors</text:span></text:p>
        </text:list-item>
        <text:list-item>
          <text:p text:style-name="P12"><text:span text:style-name="Source_20_Text"><text:span text:style-name="T7">/lib_app/register/</text:span></text:span><text:span text:style-name="T7">: Registrierungsseite für Benutzer</text:span></text:p>
        </text:list-item>
        <text:list-item>
          <text:p text:style-name="P12"><text:span text:style-name="Source_20_Text"><text:span text:style-name="T7">/lib_app/login/</text:span></text:span><text:span text:style-name="T7">: Anmeldeseite für Benutzer</text:span></text:p>
        </text:list-item>
        <text:list-item>
          <text:p text:style-name="P12"><text:span text:style-name="Source_20_Text"><text:span text:style-name="T7">/lib_app/logout/</text:span></text:span><text:span text:style-name="T7">: Abmeldeseite für Benutzer</text:span></text:p>
        </text:list-item>
        <text:list-item>
          <text:p text:style-name="P10">Weitere Endpunkte für Benutzerprofile, Ausleih-Management, Reservierungen usw.</text:p>
        </text:list-item>
      </text:list>
      <text:h text:style-name="P1" text:outline-level="1"><text:span text:style-name="Strong_20_Emphasis"><text:span text:style-name="T8">5. Genutzte Ressourcen und Einschränkungen:</text:span></text:span><text:span text:style-name="T8"> </text:span></text:h>
      <text:h text:style-name="P3" text:outline-level="1">Das Django-Projekt nutzt die Django-Webframework für die Backend-Entwicklung und HTML/CSS/JavaScript für die Frontend-Entwicklung. Es verwendet auch eine SQLite-Datenbank zur Speicherung von Benutzerinformationen, Medieninformationen und Ausleihhistorie. Einschränkungen können sich aus den Ressourcen des Hosting-Servers, der Datenbankgröße und der Benutzerlast ergeben.</text:h>
      <text:h text:style-name="P1" text:outline-level="1"><text:span text:style-name="Strong_20_Emphasis"><text:span text:style-name="T11"/></text:span></text:h>
      <text:h text:style-name="P2" text:outline-level="1"><text:span text:style-name="Strong_20_Emphasis"><text:span text:style-name="T12">6. Implementierungsphase</text:span></text:span></text:h>
      <text:p text:style-name="P6"><text:span text:style-name="Strong_20_Emphasis"><text:span text:style-name="Source_20_Text"><text:span text:style-name="T13">lib_app/</text:span></text:span></text:span><text:span text:style-name="Strong_20_Emphasis"><text:span text:style-name="T13"> Verzeichnis:</text:span></text:span></text:p>
      <text:list xml:id="list3797074901" text:style-name="L3">
        <text:list-item>
          <text:list>
            <text:list-item>
              <text:p text:style-name="P14">Dieses Verzeichnis enthält die Hauptanwendung des Django-Projekts.</text:p>
            </text:list-item>
            <text:list-item>
              <text:p text:style-name="P13"><text:span text:style-name="Source_20_Text"><text:span text:style-name="T7">models.py</text:span></text:span><text:span text:style-name="T7">: Definiert die Datenbankmodelle für Bücher, Autoren und andere relevante Informationen.</text:span></text:p>
            </text:list-item>
            <text:list-item>
              <text:p text:style-name="P13"><text:span text:style-name="Source_20_Text"><text:span text:style-name="T7">views.py</text:span></text:span><text:span text:style-name="T7">: Enthält die View-Funktionen, die die Anwendungslogik steuern und die Daten an die Benutzeroberfläche übergeben.</text:span></text:p>
            </text:list-item>
            <text:list-item>
              <text:p text:style-name="P13"><text:span text:style-name="Source_20_Text"><text:span text:style-name="T7">urls.py</text:span></text:span><text:span text:style-name="T7">: Definiert die URL-Routen für die verschiedenen Ansichten und Endpunkte der Anwendung.</text:span></text:p>
            </text:list-item>
            <text:list-item>
              <text:p text:style-name="P13"><text:span text:style-name="Source_20_Text"><text:span text:style-name="T7">templates/</text:span></text:span><text:span text:style-name="T7"> Verzeichnis: Enthält die HTML-Vorlagen für die Benutzeroberfläche der Anwendung.</text:span></text:p>
            </text:list-item>
          </text:list>
        </text:list-item>
        <text:list-item>
          <text:p text:style-name="P7"><text:span text:style-name="Strong_20_Emphasis"><text:span text:style-name="Source_20_Text"><text:span text:style-name="T7">bibliothek/</text:span></text:span></text:span><text:span text:style-name="Strong_20_Emphasis"><text:span text:style-name="T7"> Verzeichnis:</text:span></text:span></text:p>
          <text:list>
            <text:list-item>
              <text:p text:style-name="P14">Dieses Verzeichnis enthält die Einstellungen und Konfigurationen für das gesamte Django-Projekt.</text:p>
            </text:list-item>
            <text:list-item>
              <text:p text:style-name="P13"><text:span text:style-name="Source_20_Text"><text:span text:style-name="T7">settings.py</text:span></text:span><text:span text:style-name="T7">: Enthält die Projektkonfigurationen wie Datenbankkonfigurationen, berechtigte Hosts, statische Dateipfade usw.</text:span></text:p>
            </text:list-item>
          </text:list>
        </text:list-item>
        <text:list-item>
          <text:p text:style-name="P7"><text:span text:style-name="Strong_20_Emphasis"><text:span text:style-name="Source_20_Text"><text:span text:style-name="T7">manage.py</text:span></text:span></text:span><text:span text:style-name="Strong_20_Emphasis"><text:span text:style-name="T7">:</text:span></text:span></text:p>
          <text:list>
            <text:list-item>
              <text:p text:style-name="P14"><text:soft-page-break/>Das Hauptskript zum Ausführen von Verwaltungsaufgaben und Befehlen für das Django-Projekt.</text:p>
            </text:list-item>
          </text:list>
        </text:list-item>
        <text:list-item>
          <text:p text:style-name="P7"><text:span text:style-name="Strong_20_Emphasis"><text:span text:style-name="T7">Weitere wichtige Dateien:</text:span></text:span></text:p>
          <text:list>
            <text:list-item>
              <text:p text:style-name="P13"><text:span text:style-name="Source_20_Text"><text:span text:style-name="T7">requirements.txt</text:span></text:span><text:span text:style-name="T7">: Enthält eine Liste der Python-Pakete und deren Versionen, die für das Projekt benötigt werden.</text:span></text:p>
            </text:list-item>
            <text:list-item>
              <text:p text:style-name="P7"><text:span text:style-name="Source_20_Text"><text:span text:style-name="T7">README.md</text:span></text:span><text:span text:style-name="T7">: Eine Readme-Datei, die eine Einführung in das Projekt und Anweisungen zur Installation und Verwendung enthält.</text:span></text:p>
            </text:list-item>
          </text:list>
        </text:list-item>
      </text:list>
      <text:p text:style-name="P8">Durch die Analyse des Codes in diesen Dateien können Entwickler ein besseres Verständnis für die Struktur und Funktionalität des Django-Projekt<text:span text:style-name="T16">e</text:span>s zur Bibliotheksverwaltung gewinnen und bei Bedarf Anpassungen oder Erweiterungen vornehmen.</text:p>
      <text:p text:style-name="P6"><text:span text:style-name="Strong_20_Emphasis"><text:span text:style-name="T12"/></text:span></text:p>
      <text:h text:style-name="P1" text:outline-level="1"><text:span text:style-name="Strong_20_Emphasis"><text:span text:style-name="T12">7</text:span></text:span><text:span text:style-name="Strong_20_Emphasis"><text:span text:style-name="T11">. Fazit</text:span></text:span><text:span text:style-name="Strong_20_Emphasis"><text:span text:style-name="T8">:</text:span></text:span><text:span text:style-name="T7"> </text:span></text:h>
      <text:h text:style-name="P3" text:outline-level="1">Das Django-Projekt zur Bibliotheksverwaltung bietet eine umfassende Lösung zur Verwaltung von Bibliotheksmedien, die es Benutzern ermöglicht, einfach auf Medien zuzugreifen, diese auszuleihen und zu verwalten. Durch die Integration von Suchfunktionen, Benutzerprofilen, Ausleih-Management und weiteren Funktionen wird eine benutzerfreundliche Plattform geschaffen, die den Anforderungen moderner Bibliotheken gerecht wird.</text:h>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4-12T11:00:48.302004239</meta:creation-date>
    <dc:date>2024-04-12T11:06:32.528282110</dc:date>
    <meta:editing-duration>PT4M56S</meta:editing-duration>
    <meta:editing-cycles>3</meta:editing-cycles>
    <meta:generator>LibreOffice/6.4.7.2$Linux_X86_64 LibreOffice_project/40$Build-2</meta:generator>
    <meta:document-statistic meta:table-count="0" meta:image-count="0" meta:object-count="0" meta:page-count="3" meta:paragraph-count="45" meta:word-count="615" meta:character-count="5103" meta:non-whitespace-character-count="4558"/>
  </office:meta>
</office:document-meta>
</file>